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Înainte de a vorbi despre serverul DNS, este important să înțelegem ce este DNS-ul și cum funcționează acesta. DNS-ul sau Sistemul de Nume de Domeniu este un sistem de distribuție a informațiilor de nume de domeniu pentru rețelele de calculatoare. Acesta face posibilă convertirea numelor de domenii în adrese IP, care sunt utilizate pentru a identifica computerele pe internet. DNS-ul este esențial pentru funcționarea internetului și este utilizat de orice dispozitiv care se conectează la internet.</text:p>
      <text:p text:style-name="Normal"/>
      <text:p text:style-name="Normal">Serverul DNS este componenta esențială a sistemului de Nume de Domeniu. Acesta este responsabil pentru furnizarea informațiilor despre numele de domeniu și adresele IP asociate acestora. Serverul DNS poate fi găzduit într-un data center sau poate fi implementat pe orice dispozitiv care rulează un software de server DNS.</text:p>
      <text:p text:style-name="Normal"/>
      <text:p text:style-name="Normal">Există mai multe tipuri de servere DNS, fiecare având rolul său specific. Unul dintre cele mai importante tipuri de servere DNS este serverul DNS radacina. Acesta este responsabil pentru gestionarea zonei radacina a DNS-ului și asigură că toate cererile sunt direcționate către serverele DNS ale zonelor specifice. Alte tipuri de servere DNS includ servere autoritative, servere recursive și servere cache.</text:p>
      <text:p text:style-name="Normal"/>
      <text:p text:style-name="Normal">Serverele autoritative sunt responsabile pentru gestionarea informațiilor despre domeniile specifice. Acestea oferă informații despre adresele IP ale serverelor DNS pentru domeniile specifice și gestionează cererile pentru aceste domenii.</text:p>
      <text:p text:style-name="Normal"/>
      <text:p text:style-name="Normal">Serverele recursive sunt utilizate pentru a efectua căutări de nume de domeniu pentru utilizatorii finali. Acest tip de server DNS caută informații despre domeniul specific și își continuă căutarea până când găsește informațiile necesare.</text:p>
      <text:p text:style-name="Normal"/>
      <text:p text:style-name="Normal">Serverele cache sunt utilizate pentru a stoca informațiile despre nume de domeniu pentru perioade de timp predefinite. Acestea reduc timpul de răspuns al serverelor DNS prin evitarea efectuării unei căutări DNS pentru fiecare cerere.</text:p>
      <text:p text:style-name="Normal"/>
      <text:p text:style-name="Normal">Serverele DNS sunt gestionate prin intermediul protocolului DNS. Acesta este un protocol de rețea standard care permite comunicația între serverele DNS și utilizatorii finali. Protocolul DNS utilizează porturile TCP și UDP pentru a transmite informațiile.</text:p>
      <text:p text:style-name="Normal"/>
      <text:p text:style-name="Normal">Un server DNS este configurat prin intermediul fișierelor de configurare. Aceste fișiere conțin informații despre zonele DNS gestionate de server și sunt utilizate pentru a configura serverul DNS pentru a răspunde la cererile de nume de domeniu.</text:p>
      <text:p text:style-name="Normal"/>
      <text:soft-page-break/>
      <text:p text:style-name="Normal">Unul dintre cele mai importante aspecte ale serverului DNS este performanța acestuia. Un server DNS trebuie să fie capabil să răspundă la cererile în timp util și să poată gestiona un volum mare de trafic. Pentru a îmbunătăți performanța serverului DNS, există mai multe tehnici și strategii utilizate, inclusiv:</text:p>
      <text:p text:style-name="Normal"/>
      <text:p text:style-name="Normal">- Caching: Serverul DNS poate stoca informațiile despre numele de domeniu și adresele IP asociate acestora în cache-ul său pentru o perioadă predefinită de timp. Aceasta permite serverului DNS să răspundă mai rapid la cereri, deoarece nu trebuie să efectueze căutări DNS pentru fiecare cerere. Cu toate acestea, există riscul ca informațiile din cache să fie depășite sau să nu fie actualizate, ceea ce poate duce la erori în procesul de căutare.</text:p>
      <text:p text:style-name="Normal"/>
      <text:p text:style-name="Normal">- Redundanța: Pentru a asigura o disponibilitate ridicată a serverului DNS, este recomandat să se configureze mai multe servere DNS redundante. În cazul în care un server DNS nu poate răspunde la o cerere, o altă instanță a serverului DNS poate prelua solicitarea. Aceasta reduce riscul de avarie și asigură un timp de răspuns mai rapid pentru utilizatorii finali.</text:p>
      <text:p text:style-name="Normal"/>
      <text:p text:style-name="Normal">- Balansarea de sarcină: Pentru a împărți sarcina între mai multe servere DNS, se poate utiliza o soluție de balansare de sarcină. Aceasta permite distribuirea cererilor între serverele DNS disponibile și poate asigura o performanță mai bună și o disponibilitate ridicată.</text:p>
      <text:p text:style-name="Normal"/>
      <text:p text:style-name="Normal">- Îmbunătățirea securității: Serverul DNS poate fi supus unor atacuri, inclusiv atacuri de tipul DDoS și atacuri de falsificare a adresei IP. Pentru a asigura securitatea serverului DNS, se pot utiliza diverse soluții de securitate, cum ar fi firewall-urile și sistemele de detecție a intruziunilor.</text:p>
      <text:p text:style-name="Normal"/>
      <text:p text:style-name="Normal">- Monitorizarea performanței: Este important să monitorizăm performanța serverului DNS și să identificăm orice probleme sau erori. În acest fel, putem lua măsurile necesare pentru a îmbunătăți performanța și disponibilitatea serverului DNS.</text:p>
      <text:p text:style-name="Normal"/>
      <text:p text:style-name="Normal">În concluzie, serverul DNS este un element esențial al infrastructurii de internet și este responsabil pentru furnizarea informațiilor despre numele de domeniu și adresele IP asociate acestora. Există mai multe tipuri de servere DNS, fiecare cu rolul său specific, iar performanța acestora poate fi îmbunătățită prin utilizarea unor tehnici și strategii adecvate.</text:p>
      <text:p text:style-name="Normal">În plus, există și alte aspecte importante de luat în considerare în ceea ce privește serverul DNS, cum ar fi:</text:p>
      <text:p text:style-name="Normal"/>
      <text:soft-page-break/>
      <text:p text:style-name="Normal">- DNSSEC: Aceasta este o extensie a protocolului DNS care asigură autentificarea și integritatea datelor în timpul transferului de informații DNS. DNSSEC utilizează criptografia asimetrică pentru a verifica semnăturile digitale ale datelor DNS și pentru a preveni atacurile de falsificare a adresei IP.</text:p>
      <text:p text:style-name="Normal"/>
      <text:p text:style-name="Normal">- DNS-over-HTTPS (DoH): Aceasta este o metodă de securizare a traficului DNS prin intermediul HTTPS. În loc să utilizeze protocolul DNS tradițional, care poate fi ușor de interceptat sau modificat, DoH utilizează criptografia pentru a proteja traficul DNS.</text:p>
      <text:p text:style-name="Normal"/>
      <text:p text:style-name="Normal">- DNS-over-TLS (DoT): Asemănător cu DoH, DoT utilizează criptografia pentru a proteja traficul DNS prin intermediul TLS (Transport Layer Security). În timp ce DoH utilizează HTTPS, DoT utilizează TLS pentru a proteja traficul DNS.</text:p>
      <text:p text:style-name="Normal"/>
      <text:p text:style-name="Normal">- DNS hijacking: Aceasta este o tactică de atac utilizată pentru a prelua controlul asupra unui server DNS și a redirecționa traficul către adrese IP nedorite. Această tactică poate fi utilizată pentru a efectua atacuri de phishing sau pentru a fura informații de autentificare.</text:p>
      <text:p text:style-name="Normal"/>
      <text:p text:style-name="Normal">- Anycast DNS: Aceasta este o tehnică utilizată pentru a îmbunătăți performanța și disponibilitatea serverului DNS. În acest caz, mai multe servere DNS sunt configurate pentru a avea aceeași adresă IP, astfel încât cererile pot fi direcționate către serverul DNS cel mai apropiat geografic.</text:p>
      <text:p text:style-name="Normal"/>
      <text:p text:style-name="Normal">- Split-horizon DNS: Aceasta este o metodă utilizată pentru a gestiona numele de domeniu și adresele IP în rețele cu mai multe zone sau sub-rețele. În acest caz, serverul DNS poate furniza informații diferite în funcție de locația sau zona rețelei de unde este efectuată cererea DNS.</text:p>
      <text:p text:style-name="Normal"/>
      <text:p text:style-name="Normal">În general, serverul DNS joacă un rol critic în funcționarea infrastructurii de internet și este responsabil pentru furnizarea informațiilor necesare pentru a direcționa traficul către adresele IP corespunzătoare. În timp ce există mai multe tehnici și strategii pentru a îmbunătăți performanța și disponibilitatea serverului DNS, este important să se ia măsuri de securitate adecvate pentru a proteja împotriva atacurilor și a vulnerabilităților de securitate.</text:p>
      <text:p text:style-name="Normal"><text:span text:style-name="TitleChar">Zonele DNS</text:span><text:s/></text:p>
      <text:p text:style-name="Normal">Sunt o componentă cheie a arhitecturii DNS și se referă la o parte a spațiului de nume DNS care este gestionată de un anumit server DNS sau de un set de servere DNS. Aceasta este o modalitate de a organiza numele de domeniu într-o structură ierarhică și de a le atribui responsabilitatea de administrare a anumitor zone DNS.</text:p>
      <text:p text:style-name="Normal"/>
      <text:p text:style-name="Normal">În general, există două tipuri principale de zone DNS:</text:p>
      <text:p text:style-name="Normal"/>
      <text:p text:style-name="Normal">1. Zonele DNS de tip forward</text:p>
      <text:p text:style-name="Normal">Zonele DNS de tip forward sunt cele mai comune și sunt utilizate pentru a direcționa traficul de la numele de domeniu la adresele IP corespunzătoare. Acestea sunt gestionate de servere DNS autoritare și conțin informații despre adresele IP pentru numele de domeniu din zona respectivă.</text:p>
      <text:p text:style-name="Normal"/>
      <text:p text:style-name="Normal">De exemplu, dacă utilizatorul introduce www.example.com în browser-ul web, serverul DNS autoritar pentru zona example.com va căuta adresa IP corespunzătoare pentru www.example.com și va trimite răspunsul către client.</text:p>
      <text:p text:style-name="Normal"/>
      <text:p text:style-name="Normal">2. Zonele DNS de tip reverse</text:p>
      <text:p text:style-name="Normal">Zonele DNS de tip reverse sunt utilizate pentru a direcționa traficul de la adresele IP la numele de domeniu corespunzătoare. Aceste zone sunt gestionate de servere DNS autoritare și conțin informații despre numele de domeniu pentru adresele IP din zona respectivă.</text:p>
      <text:p text:style-name="Normal"/>
      <text:p text:style-name="Normal">De exemplu, dacă un utilizator caută adresa IP corespunzătoare pentru server.example.com, serverul DNS autoritar pentru zona de inversare pentru adresele IP din subnetul respectiv va căuta numele de domeniu corespunzător și va trimite răspunsul către client.</text:p>
      <text:p text:style-name="Normal"/>
      <text:p text:style-name="Normal">În plus, există și alte tipuri de zone DNS, cum ar fi zonele DNS de delegare, care sunt utilizate pentru a delega autoritatea asupra unei părți a spațiului de nume DNS către un alt server DNS. Aceste zone sunt utilizate în special pentru a reduce încărcarea pe serverele DNS principale și pentru a îmbunătăți performanța și disponibilitatea.</text:p>
      <text:p text:style-name="Normal"/>
      <text:p text:style-name="Normal">În general, zonele DNS sunt utilizate pentru a organiza numele de domeniu într-o structură ierarhică și pentru a atribui responsabilitatea de administrare a anumitor zone DNS. Aceasta este o modalitate eficientă de a gestiona și de a direcționa traficul către adresele IP corespunzătoare și de a îmbunătăți performanța și disponibilitatea serverului DNS.</text:p>
      <text:p text:style-name="Normal"><text:span text:style-name="TitleChar">Înregistrările DNS</text:span><text:s/></text:p>
      <text:p text:style-name="Normal">Sunt informații stocate în zonele DNS și care descriu diferite atribute ale unui nume de domeniu, cum ar fi adresa IP corespunzătoare, numele serverelor de poștă electronică sau serverul de redirectare pentru<text:s/><text:soft-page-break/>domeniul respectiv. Aceste înregistrări sunt utilizate de serverele DNS pentru a dirija traficul către adresa IP corespunzătoare pentru un anumit nume de domeniu.</text:p>
      <text:p text:style-name="Normal"/>
      <text:p text:style-name="Normal">Există mai multe tipuri de înregistrări DNS, fiecare având o funcție specifică în cadrul sistemului DNS:</text:p>
      <text:p text:style-name="Normal"/>
      <text:p text:style-name="Normal">1. Înregistrarea de tip A</text:p>
      <text:p text:style-name="Normal">Înregistrarea de tip A este utilizată pentru a transforma numele de domeniu într-o adresă IP. Aceasta este cea mai frecventă înregistrare DNS și este folosită pentru a permite clientului să găsească serverul web corespunzător pentru un anumit nume de domeniu.</text:p>
      <text:p text:style-name="Normal"/>
      <text:p text:style-name="Normal">De exemplu, o înregistrare A pentru www.example.com ar arăta astfel:</text:p>
      <text:p text:style-name="Normal"/>
      <text:p text:style-name="Normal">```</text:p>
      <text:p text:style-name="Normal">www.example.com. <text:s/>IN A <text:s/>192.0.2.1</text:p>
      <text:p text:style-name="Normal">```</text:p>
      <text:p text:style-name="Normal"/>
      <text:p text:style-name="Normal">2. Înregistrarea de tip CNAME</text:p>
      <text:p text:style-name="Normal">Înregistrarea de tip CNAME este utilizată pentru a permite clientului să găsească numele de domeniu real pentru un anumit alias. Aceasta este utilă atunci când se dorește redirecționarea unui nume de domeniu către un alt nume de domeniu.</text:p>
      <text:p text:style-name="Normal"/>
      <text:p text:style-name="Normal">De exemplu, o înregistrare CNAME pentru www.example.com care redirecționează către example.com ar arăta astfel:</text:p>
      <text:p text:style-name="Normal"/>
      <text:p text:style-name="Normal">```</text:p>
      <text:p text:style-name="Normal">www.example.com. <text:s/>IN CNAME <text:s/>example.com.</text:p>
      <text:p text:style-name="Normal">```</text:p>
      <text:p text:style-name="Normal"/>
      <text:p text:style-name="Normal">3. Înregistrarea de tip MX</text:p>
      <text:p text:style-name="Normal">Înregistrarea de tip MX este utilizată pentru a găsi serverele de poștă electronică corespunzătoare pentru un anumit nume de domeniu. Aceasta este utilă atunci când se dorește să se trimită sau să se primească mesaje de poștă electronică pentru un anumit domeniu.</text:p>
      <text:p text:style-name="Normal"/>
      <text:p text:style-name="Normal">De exemplu, o înregistrare MX pentru example.com ar arăta astfel:</text:p>
      <text:p text:style-name="Normal"/>
      <text:p text:style-name="Normal">```</text:p>
      <text:p text:style-name="Normal">example.com. <text:s/>IN MX <text:s/>10 mail.example.com.</text:p>
      <text:p text:style-name="Normal">```</text:p>
      <text:p text:style-name="Normal"/>
      <text:p text:style-name="Normal">4. Înregistrarea de tip NS</text:p>
      <text:p text:style-name="Normal">Înregistrarea de tip NS este utilizată pentru a identifica serverele DNS autoritare pentru un anumit nume de domeniu. Aceasta este utilă atunci când se dorește să se identifice serverul DNS responsabil pentru administrarea unui anumit domeniu.</text:p>
      <text:p text:style-name="Normal"/>
      <text:p text:style-name="Normal">De exemplu, o înregistrare NS pentru example.com ar arăta astfel:</text:p>
      <text:p text:style-name="Normal"/>
      <text:p text:style-name="Normal">```</text:p>
      <text:p text:style-name="Normal">example.com. <text:s/>IN NS <text:s/>ns1.example.com.</text:p>
      <text:p text:style-name="Normal">```</text:p>
      <text:p text:style-name="Normal"/>
      <text:p text:style-name="Normal">5. Înregistrarea de tip TXT</text:p>
      <text:p text:style-name="Normal">Înregistrarea de tip TXT este utilizată pentru a stoca orice informații suplimentare despre un nume de domeniu. Aceasta este utilă atunci când se dorește să se furnizeze informații de autentificare suplimentare sau orice alte informații necesare.</text:p>
      <text:p text:style-name="Normal"/>
      <text:p text:style-name="Normal">De exemplu, o înregistrare TXT pentru example.com ar arăta astfel:</text:p>
      <text:p text:style-name="Normal"/>
      <text:p text:style-name="Normal">```</text:p>
      <text:p text:style-name="Normal">example.com. <text:s/>IN TXT <text:s/>"v=spf1 mx -all"</text:p>
      <text:p text:style-name="Normal">```</text:p>
      <text:p text:style-name="Normal">Aceasta este o înregistrare SPF (Sender Policy Framework) care specifică că serverele de poștă electronică autorizate pentru a trimite mesaje în numele domeniului example.com sunt cele care apar în înregistrările MX ale acestui domeniu.</text:p>
      <text:p text:style-name="Normal"/>
      <text:p text:style-name="Normal">6. Înregistrarea de tip SRV</text:p>
      <text:p text:style-name="Normal">Înregistrarea de tip SRV este utilizată pentru a identifica serverele care furnizează un anumit serviciu. Aceasta este utilă atunci când se dorește să se furnizeze informații despre locația serverelor care oferă un anumit serviciu.</text:p>
      <text:p text:style-name="Normal"/>
      <text:p text:style-name="Normal">De exemplu, o înregistrare SRV pentru un server SIP care furnizează servicii de voce și date ar arăta astfel:</text:p>
      <text:p text:style-name="Normal"/>
      <text:p text:style-name="Normal">```</text:p>
      <text:p text:style-name="Normal">_sip._tcp.example.com. <text:s/>IN SRV <text:s/>10 0 5060 sipserver.example.com.</text:p>
      <text:p text:style-name="Normal">```</text:p>
      <text:p text:style-name="Normal"/>
      <text:p text:style-name="Normal">Această înregistrare arată că serverul SIP pentru example.com este sipserver.example.com și este disponibil pe portul 5060.</text:p>
      <text:p text:style-name="Normal"/>
      <text:p text:style-name="Normal">7. Înregistrarea de tip PTR</text:p>
      <text:p text:style-name="Normal">Înregistrarea de tip PTR este utilizată pentru a inversa procesul de găsire a adresei IP dintr-un nume de domeniu. Aceasta este utilă atunci când se dorește să se găsească numele de domeniu real asociat unei adrese IP.</text:p>
      <text:p text:style-name="Normal"/>
      <text:p text:style-name="Normal">De exemplu, o înregistrare PTR pentru adresa IP 192.0.2.1 ar arăta astfel:</text:p>
      <text:p text:style-name="Normal"/>
      <text:p text:style-name="Normal">```</text:p>
      <text:p text:style-name="Normal">1.2.0.192.in-addr.arpa. <text:s/>IN PTR <text:s/>www.example.com.</text:p>
      <text:p text:style-name="Normal">```</text:p>
      <text:p text:style-name="Normal"/>
      <text:p text:style-name="Normal">Această înregistrare arată că adresa IP 192.0.2.1 este asociată cu numele de domeniu www.example.com.</text:p>
      <text:p text:style-name="Normal"/>
      <text:p text:style-name="Normal">8. Înregistrarea de tip AAAA</text:p>
      <text:soft-page-break/>
      <text:p text:style-name="Normal">Înregistrarea de tip AAAA este utilizată pentru a permite clientului să găsească adresa IPv6 corespunzătoare pentru un anumit nume de domeniu.</text:p>
      <text:p text:style-name="Normal"/>
      <text:p text:style-name="Normal">De exemplu, o înregistrare AAAA pentru www.example.com ar arăta astfel:</text:p>
      <text:p text:style-name="Normal"/>
      <text:p text:style-name="Normal">```</text:p>
      <text:p text:style-name="Normal">www.example.com. <text:s/>IN AAAA <text:s/>2001:0db8:85a3:0000:0000:8a2e:0370:7334</text:p>
      <text:p text:style-name="Normal">```</text:p>
      <text:p text:style-name="Normal"/>
      <text:p text:style-name="Normal">Aceasta este o listă parțială a tipurilor de înregistrări DNS. În general, este important să cunoaștem tipurile de înregistrări DNS și utilizarea lor pentru a putea administra un nume de domeniu în mod eficient și a asigura buna funcționare a sistemului D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raghiceanu, Patrick Cristian</meta:initial-creator>
    <dc:creator>Draghiceanu, Patrick Cristian</dc:creator>
    <meta:creation-date>2023-05-07T06:54:00Z</meta:creation-date>
    <dc:date>2023-05-07T07:00:00Z</dc:date>
    <meta:template xlink:href="Normal.dotm" xlink:type="simple"/>
    <meta:editing-cycles>1</meta:editing-cycles>
    <meta:editing-duration>PT360S</meta:editing-duration>
    <meta:document-statistic meta:page-count="8" meta:paragraph-count="27" meta:word-count="2024" meta:character-count="13537" meta:row-count="96" meta:non-whitespace-character-count="11540"/>
  </office:meta>
</office:document-meta>
</file>